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 style:master-page-name="">
      <style:paragraph-properties fo:margin-left="1.931cm" fo:margin-right="0cm" fo:text-align="start" style:justify-single-word="false" fo:text-indent="0cm" style:auto-text-indent="false" style:page-number="auto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1.931cm" fo:margin-right="0cm" fo:text-align="start" style:justify-single-word="false" fo:text-indent="0cm" style:auto-text-indent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jekt 1</text:p>
      <text:p text:style-name="P1"/>
      <text:p text:style-name="P2">MyJourneyJournal.com</text:p>
      <text:p text:style-name="P3"/>
      <text:p text:style-name="P3"/>
      <text:p text:style-name="P5">Produktvision:</text:p>
      <text:p text:style-name="P5"/>
      <text:p text:style-name="P4">Für: <text:span text:style-name="T1">jeden der eine tolle Reise macht/ gemacht hat</text:span></text:p>
      <text:p text:style-name="P4"><text:span text:style-name="T1"/></text:p>
      <text:p text:style-name="P4"><text:span text:style-name="T1">Ist <text:s text:c="7"/></text:span><text:span text:style-name="T2">MyJourneyJournal.com</text:span></text:p>
      <text:p text:style-name="P4"><text:span text:style-name="T2"/></text:p>
      <text:p text:style-name="P6">Funktion: -&gt;<text:span text:style-name="T1">MyJourneyJournal.com ist eine Webanwendung, die dem Reisenden die Möglichkeit </text:span></text:p>
      <text:p text:style-name="P8"><text:span text:style-name="T1">bietet eine Reise zu dokumentieren und letztendlich eine Weltkarte erstellt, auf der verschiedene GPS Locations mit den jeweiligen Fotos/ Videos <text:s/>dargestellt werden.</text:span></text:p>
      <text:p text:style-name="P9"><text:span text:style-name="T1"/></text:p>
      <text:p text:style-name="P9"><text:span text:style-name="T1"/></text:p>
      <text:p text:style-name="P9"><text:span text:style-name="T1">-&gt;Die Anwendung kann täglich genutzt werden um eine möglichst präzise Dokumentation der Reise zu erschaffen, kann allerdings auch wöchentlich oder unregelmäßig genutzt werden.</text:span></text:p>
      <text:p text:style-name="P9"><text:span text:style-name="T1"/></text:p>
      <text:p text:style-name="P9"><text:span text:style-name="T1">-&gt;Jeder User registriert sich und kann jede erstellte, dokumentierte Reise mit Freunden teilen.</text:span></text:p>
      <text:p text:style-name="P9"><text:span text:style-name="T1"/></text:p>
      <text:p text:style-name="P9"><text:span text:style-name="T1">-&gt;“Reisen Folders“ können innerhalb von Sekunden erstellt werden und Fotos/ Videos können einfach auf der jeweiligen GPS Location hochgeladen werden.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><text:s/></text:span></text:p>
      <text:p text:style-name="P4"><text:span text:style-name="T2"/>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kao kakao</meta:initial-creator>
    <meta:creation-date>2016-03-19T14:50:20.76</meta:creation-date>
    <meta:document-statistic meta:table-count="0" meta:image-count="0" meta:object-count="0" meta:page-count="1" meta:paragraph-count="11" meta:word-count="103" meta:character-count="799"/>
    <dc:date>2016-03-19T15:22:34.04</dc:date>
    <dc:creator>kakao kakao</dc:creator>
    <meta:editing-duration>PT1M43S</meta:editing-duration>
    <meta:editing-cycles>1</meta:editing-cycles>
    <meta:generator>OpenOffice/4.1.2$Win32 OpenOffice.org_project/412m3$Build-9782</meta:generator>
  </office:meta>
</office:document-meta>
</file>